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 (window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AX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MSELoss;ADAMAX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1_01_0.1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2_02_0.2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1_01_0.1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2_02_0.2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MISH_MISH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MISH_MISH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W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MSELoss;AdamW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L1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L1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AX=0.01;[Batchnorm1D: Bo2];2kEP</text:p>
          </table:table-cell>
          <table:table-cell table:style-name="ce9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table:style-name="ce9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MSELoss;ADAMAX=0.01;[Batchnorm1D: Bo2];2kEP</text:p>
          </table:table-cell>
          <table:table-cell table:style-name="ce9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table:style-name="ce9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2"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2"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11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9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5 Sheet1.F10:Sheet1.F13 Sheet1.F18:Sheet1.F21 Sheet1.F26:Sheet1.F29 Sheet1.F36:Sheet1.F36 Sheet1.F34:Sheet1.F34 Sheet1.F44:Sheet1.F44 Sheet1.F42:Sheet1.F42 Sheet1.F48:Sheet1.F48 Sheet1.F46:Sheet1.F46 Sheet1.F52:Sheet1.F52 Sheet1.F50:Sheet1.F50 Sheet1.F56:Sheet1.F56 Sheet1.F54:Sheet1.F54 Sheet1.F60:Sheet1.F60 Sheet1.F58:Sheet1.F58 Sheet1.F62:Sheet1.F66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21:30:08.613000000</dc:date>
    <meta:editing-duration>P3DT7H12M48S</meta:editing-duration>
    <meta:editing-cycles>253</meta:editing-cycles>
    <meta:document-statistic meta:table-count="1" meta:cell-count="483" meta:object-count="0"/>
  </office:meta>
</office:document-meta>
</file>